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1">
      <style:paragraph-properties fo:text-align="justify" style:justify-single-word="false"/>
    </style:style>
    <style:style style:name="T1" style:family="text">
      <style:text-properties fo:color="#1a1a1a" style:font-name="Liberation Serif"/>
    </style:style>
    <style:style style:name="T2" style:family="text">
      <style:text-properties fo:color="#1a1a1a" style:font-name="Liberation Serif" fo:font-style="normal" style:font-style-asian="normal" style:font-style-complex="normal"/>
    </style:style>
    <style:style style:name="T3" style:family="text">
      <style:text-properties fo:color="#1a1a1a" style:font-name="Liberation Serif" fo:font-style="italic" style:font-style-asian="italic" style:font-style-complex="italic"/>
    </style:style>
    <style:style style:name="T4" style:family="text">
      <style:text-properties fo:color="#1a1a1a" style:font-name="Liberation Serif" fo:font-weight="normal" style:font-weight-asian="normal" style:font-weight-complex="normal"/>
    </style:style>
    <style:style style:name="T5" style:family="text">
      <style:text-properties fo:color="#1a1a1a" fo:font-weight="normal" style:font-weight-asian="normal" style:font-weight-complex="normal"/>
    </style:style>
    <style:style style:name="T6" style:family="text">
      <style:text-properties fo:color="#1a1a1a" style:font-name="Liberation Serif"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eletype"><text:span text:style-name="T2">Con el objetivo de inaugurar un espacio de creación, investigación, estudio y debate crítico entorno al Software Libre y la Cultura Libre junto con la difusión del uso de licencias libres en obras artísticas (Creative Commons, GPL, FDL, Copyleft, etc), se crea el proyecto </text:span></text:span><text:span text:style-name="Teletype"><text:span text:style-name="T3">Cultura Libre</text:span></text:span><text:span text:style-name="Teletype"><text:span text:style-name="T2"> en el que se desarrollan dos eventos, el Festival de Poesía Hacker, que tendrá su tercera edición este año, y el Concurso de Ensayos Libres del que celebraremos su primera edición. </text:span></text:span></text:p>
      <text:p text:style-name="Standard"/>
      <text:p text:style-name="Standard"><text:span text:style-name="T7">3er Festival de Poesía Hacker</text:span> </text:p>
      <text:p text:style-name="Standard"/>
      <text:p text:style-name="P1">¿Quién dice que los hackers no podemos ser poetas o poetisas?, <text:span text:style-name="Teletype"><text:span text:style-name="T1">El 7mo Congreso Nacional de Software Libre y Proyecto GNU de Venezuela convoca al 3</text:span></text:span><text:span text:style-name="Teletype"><text:span text:style-name="T3">er Festival de Poesía Hacker,</text:span></text:span><text:span text:style-name="Teletype"><text:span text:style-name="T1"> </text:span></text:span>participa en el III Festival de Poesía Hacker y promueve la <text:span text:style-name="T8">Cultura Libre</text:span>.</text:p>
      <text:p text:style-name="Standard"/>
      <text:p text:style-name="P1">El objeto de este evento es promover la cultura libre y el uso de licencias con derecho de copia (Copyleft), usando el arte como expresiones lúdicas, creativas y divertidas, como es el espíritu de un Hacker. </text:p>
      <text:p text:style-name="Standard"/>
      <text:p text:style-name="P2">Bases</text:p>
      <text:p text:style-name="Standard"><text:span text:style-name="Teletype"><text:span text:style-name="T1"/></text:span></text:p>
      <text:list xml:id="list655364117" text:style-name="L1">
        <text:list-item>
          <text:p text:style-name="P5"><text:span text:style-name="Teletype"><text:span text:style-name="T1">Los ensayos deben ser liberados bajo una licencia libre, que garantice la libertad de compartir la obra, como la Cretive Commons CC-BY-SA (no tadas las CC poseen derecho de copia) o la GFDL, recomendamos el uso de <text:s/>(CC BY-SA 3.0) (Atribución-CompartirIgual 3.0).</text:span></text:span></text:p>
        </text:list-item>
        <text:list-item>
          <text:p text:style-name="P4">Deben ser obras originales, escritos en español puede combinarse con segmentos de código fuente de lenguajes de programación libres.</text:p>
        </text:list-item>
        <text:list-item>
          <text:p text:style-name="P4">Pueden participar activistas residentes en Venezuela y en el extranjero.</text:p>
        </text:list-item>
        <text:list-item>
          <text:p text:style-name="P4">El tema es libre, pero preferiblemente tópicos alusivo al conocimiento libre, software libre o cultura libre.</text:p>
        </text:list-item>
        <text:list-item>
          <text:p text:style-name="P4"><text:span text:style-name="Teletype"><text:span text:style-name="T1">No podrán participar miembros del jurado.</text:span></text:span></text:p>
        </text:list-item>
        <text:list-item>
          <text:p text:style-name="P4"><text:span text:style-name="Teletype"><text:span text:style-name="T1">El periodo de recepción finalizará el 02 de Julio de 2011.</text:span></text:span></text:p>
        </text:list-item>
        <text:list-item>
          <text:p text:style-name="P4"><text:span text:style-name="Teletype"><text:span text:style-name="T1">Se deben enviar los poemas por correo electrónico a la dirección xxxx@xxxx.org.ve en formato PDF, recibirá una confirmación por el mismo medio.</text:span></text:span></text:p>
        </text:list-item>
      </text:list>
      <text:p text:style-name="Standard"/>
      <text:p text:style-name="P2">Jurado</text:p>
      <text:p text:style-name="P2"/>
      <text:p text:style-name="P1"><text:span text:style-name="Teletype"><text:span text:style-name="T1">El jurado estará conformado por el equipo organizador del Congreso Nacional de Software Libre Caracas, los miembros de otros equipos organizadores podrán participar solo si se notifica al equipo de Caracas antes del cierre de la recepción de los trabajos, además, podrán participar como jurado quienes lo soliciten demostrando ser miembros activos de alguna comunidad de software libre y la consecuente aprobado por votación con mayoría simple del jurado. </text:span></text:span></text:p>
      <text:p text:style-name="Standard"><text:span text:style-name="Teletype"><text:span text:style-name="T1"/></text:span></text:p>
      <text:p text:style-name="P1"><text:span text:style-name="Teletype"><text:span text:style-name="T1">El resultado se conocerá en el cierre del 7mo Congreso Nacional de Software Libre celebrado en Caracas. Lo no previsto en las bases del concurso será decidido por el jurado por votaciones con mayoría simple.</text:span></text:span></text:p>
      <text:p text:style-name="Standard"><text:span text:style-name="Teletype"><text:span text:style-name="T1"/></text:span></text:p>
      <text:p text:style-name="P2"><text:span text:style-name="Teletype"><text:span text:style-name="T4">No esta previsto retribución alguna para la ganadora o el ganador.</text:span></text:span></text:p>
      <text:p text:style-name="P2"><text:span text:style-name="Teletype"><text:span text:style-name="T4"/></text:span></text:p>
      <text:p text:style-name="P2"><text:span text:style-name="Teletype"><text:span text:style-name="T4">Pueden ver las poesías participantes en las ediciones anteriores en http://culturalibreve.wordpress.com/</text:span></text:span></text:p>
      <text:p text:style-name="P2"><text:span text:style-name="Teletype"><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Teletype" style:family="text">
      <style:text-properties style:font-name="DejaVu Sans Mono" style:font-name-asian="DejaVu Sans" style:font-name-complex="DejaVu Sans Mon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merta </meta:initial-creator>
    <meta:creation-date>2011-03-22T12:21:03</meta:creation-date>
    <dc:date>2011-05-01T12:11:33</dc:date>
    <dc:creator>omerta </dc:creator>
    <meta:editing-duration>PT1H4M44S</meta:editing-duration>
    <meta:editing-cycles>6</meta:editing-cycles>
    <meta:generator>LibreOffice/3.3$Unix LibreOffice_project/330m19$Build-202</meta:generator>
    <meta:document-statistic meta:table-count="0" meta:image-count="0" meta:object-count="0" meta:page-count="1" meta:paragraph-count="17" meta:word-count="422" meta:character-count="2624"/>
  </office:meta>
</office:document-meta>
</file>